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B0000000C735E6AAF6DAB409D4.jpg" manifest:media-type="image/jpe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line-height="150%"/>
      <style:text-properties style:font-name="Times New Roman" fo:font-size="14pt" officeooo:paragraph-rsid="000d1697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fo:font-weight="bold" style:font-name-asian="Calibri1" style:font-style-asian="italic" style:font-weight-asian="bold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paragraph-rsid="000d1697" style:font-name-asian="Calibri1" style:font-size-asian="10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d1697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d1697" officeooo:paragraph-rsid="000d1697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9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</style:style>
    <style:style style:name="P20" style:family="paragraph" style:parent-style-name="Heading_20_1">
      <style:paragraph-properties fo:margin-top="0in" fo:margin-bottom="0in" loext:contextual-spacing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fo:font-weight="bold" style:font-weight-asian="bold" style:font-weight-complex="bold"/>
    </style:style>
    <style:style style:name="P23" style:family="paragraph" style:parent-style-name="Heading_20_2">
      <style:paragraph-properties fo:line-height="150%"/>
    </style:style>
    <style:style style:name="P24" style:family="paragraph" style:parent-style-name="Heading_20_2">
      <style:text-properties officeooo:paragraph-rsid="0020bdf7"/>
    </style:style>
    <style:style style:name="P25" style:family="paragraph" style:parent-style-name="Heading_20_2">
      <style:text-properties officeooo:paragraph-rsid="0024be26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weight="bold" officeooo:rsid="000d1697" officeooo:paragraph-rsid="000d1697" style:font-name-asian="Calibri1" style:font-size-asian="22pt" style:font-weight-asian="bold" style:font-name-complex="Times New Roman1" style:font-size-complex="22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officeooo:rsid="0015c44e" officeooo:paragraph-rsid="0015c44e" style:font-name-asian="Calibri1" style:font-size-asian="22pt" style:font-style-asian="italic" style:font-name-complex="Times New Roman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0d1697" style:font-name-asian="Calibri1" style:font-size-asian="14pt" style:font-name-complex="Times New Roman1"/>
    </style:style>
    <style:style style:name="P30" style:family="paragraph" style:parent-style-name="Standard">
      <style:paragraph-properties fo:margin-top="0in" fo:margin-bottom="0in" loext:contextual-spacing="false" fo:line-height="150%" fo:text-align="justify" style:justify-single-word="false" fo:hyphenation-ladder-count="no-limit"/>
      <style:text-properties officeooo:paragraph-rsid="0015c44e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in" fo:margin-bottom="0in" loext:contextual-spacing="false" fo:line-height="150%" fo:text-align="justify" style:justify-single-word="false" fo:hyphenation-ladder-count="no-limit"/>
      <style:text-properties officeooo:paragraph-rsid="001cb19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paragraph-rsid="0015c44e" style:font-name-asian="Times New Roman" style:font-size-asian="14pt" style:font-name-complex="Arial CYR" style:font-size-complex="14pt"/>
    </style:style>
    <style:style style:name="P34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35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4925in" style:auto-text-indent="false"/>
      <style:text-properties style:font-name="Times New Roman" fo:font-size="14pt" officeooo:paragraph-rsid="000d9aa6" style:font-size-asian="14pt" style:font-size-complex="14pt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hyphenation-ladder-count="no-limit" fo:text-indent="0.4925in" style:auto-text-indent="false"/>
      <style:text-properties style:font-name="Times New Roman" fo:font-size="14pt" officeooo:paragraph-rsid="000d9aa6" style:font-size-asian="14pt" style:font-size-complex="14pt" fo:hyphenate="false" fo:hyphenation-remain-char-count="2" fo:hyphenation-push-char-count="2" loext:hyphenation-no-caps="false"/>
    </style:style>
    <style:style style:name="P40" style:family="paragraph" style:parent-style-name="Standard" style:master-page-name="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4925in" style:auto-text-indent="false" style:page-number="auto"/>
      <style:text-properties style:font-name="Times New Roman" fo:font-size="14pt" officeooo:paragraph-rsid="0019b0bb" style:font-size-asian="14pt" style:font-size-complex="14pt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5c44e" style:font-size-asian="14pt" style:font-size-complex="14pt"/>
    </style:style>
    <style:style style:name="P42" style:family="paragraph" style:parent-style-name="Standard">
      <style:text-properties officeooo:paragraph-rsid="00240e25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Times New Roman" fo:font-size="14pt" officeooo:paragraph-rsid="0015c44e" style:font-size-asian="14pt" style:font-size-complex="14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in" style:auto-text-indent="false"/>
      <style:text-properties style:font-name="Times New Roman" fo:font-size="14pt" officeooo:rsid="001cb19a" officeooo:paragraph-rsid="001cb19a" style:font-size-asian="14pt" style:font-size-complex="14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hyphenation-ladder-count="no-limit" fo:text-indent="0in" style:auto-text-indent="false"/>
      <style:text-properties style:font-name="Times New Roman" fo:font-size="14pt" officeooo:rsid="001cb19a" officeooo:paragraph-rsid="001cb19a" style:font-size-asian="14pt" style:font-size-complex="14pt" fo:hyphenate="false" fo:hyphenation-remain-char-count="2" fo:hyphenation-push-char-count="2" loext:hyphenation-no-caps="false"/>
    </style:style>
    <style:style style:name="P47" style:family="paragraph" style:parent-style-name="Text_20_body">
      <style:paragraph-properties fo:line-height="150%"/>
      <style:text-properties fo:font-size="14pt" officeooo:paragraph-rsid="001efa89" style:font-size-asian="14pt" style:font-size-complex="14pt"/>
    </style:style>
    <style:style style:name="P48" style:family="paragraph" style:parent-style-name="Text_20_body">
      <style:paragraph-properties fo:line-height="150%"/>
      <style:text-properties officeooo:paragraph-rsid="001efa89"/>
    </style:style>
    <style:style style:name="P49" style:family="paragraph" style:parent-style-name="Text_20_body">
      <style:paragraph-properties fo:line-height="150%"/>
      <style:text-properties officeooo:paragraph-rsid="0020bdf7"/>
    </style:style>
    <style:style style:name="P50" style:family="paragraph" style:parent-style-name="Text_20_body">
      <style:paragraph-properties fo:line-height="150%"/>
      <style:text-properties officeooo:paragraph-rsid="00222bbc"/>
    </style:style>
    <style:style style:name="P51" style:family="paragraph" style:parent-style-name="Text_20_body">
      <style:paragraph-properties fo:line-height="150%"/>
      <style:text-properties officeooo:paragraph-rsid="00240e25"/>
    </style:style>
    <style:style style:name="P52" style:family="paragraph" style:parent-style-name="Обычный_20__28_веб_29_" style:list-style-name="WW8Num1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4pt" officeooo:paragraph-rsid="0024be26" style:font-size-asian="14pt" style:font-size-complex="14pt"/>
    </style:style>
    <style:style style:name="P53" style:family="paragraph" style:parent-style-name="Обычный_20__28_веб_29_" style:list-style-name="WW8Num1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4pt" fo:letter-spacing="normal" officeooo:rsid="0024be26" officeooo:paragraph-rsid="0024be26" style:font-size-asian="14pt" style:font-name-complex="Times New Roman" style:font-size-complex="14pt" style:font-weight-complex="bold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6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1" style:font-size-complex="22pt"/>
    </style:style>
    <style:style style:name="T7" style:family="text"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T8" style:family="text">
      <style:text-properties style:font-name="Times New Roman" fo:font-size="22pt" fo:font-weight="bold" officeooo:rsid="000d1697" style:font-name-asian="Calibri1" style:font-size-asian="22pt" style:font-weight-asian="bold" style:font-name-complex="Times New Roman1" style:font-size-complex="22pt"/>
    </style:style>
    <style:style style:name="T9" style:family="text">
      <style:text-properties style:font-name="Times New Roman" fo:font-size="22pt" fo:font-weight="bold" officeooo:rsid="0015c44e" style:font-name-asian="Calibri1" style:font-size-asian="22pt" style:font-weight-asian="bold" style:font-name-complex="Times New Roman1" style:font-size-complex="22pt"/>
    </style:style>
    <style:style style:name="T10" style:family="text">
      <style:text-properties style:font-name="Times New Roman" fo:font-size="16pt" style:font-name-asian="Calibri1" style:font-size-asian="16pt" style:font-name-complex="Times New Roman1"/>
    </style:style>
    <style:style style:name="T11" style:family="text">
      <style:text-properties style:font-name="Times New Roman" fo:font-size="16pt" officeooo:rsid="000cf0d8" style:font-name-asian="Calibri1" style:font-size-asian="16pt" style:font-name-complex="Times New Roman1"/>
    </style:style>
    <style:style style:name="T12" style:family="text">
      <style:text-properties style:font-name="Times New Roman" fo:font-size="14pt" style:font-size-asian="14pt" style:font-name-complex="Times New Roman" style:font-size-complex="14pt"/>
    </style:style>
    <style:style style:name="T13" style:family="text">
      <style:text-properties style:font-name="Times New Roman" fo:font-size="14pt" officeooo:rsid="0015c44e" style:font-size-asian="14pt" style:font-name-complex="Times New Roman" style:font-size-complex="14pt"/>
    </style:style>
    <style:style style:name="T14" style:family="text">
      <style:text-properties style:font-name="Times New Roman" fo:font-size="14pt" fo:font-weight="normal" officeooo:rsid="0015c44e" style:font-size-asian="14pt" style:font-weight-asian="normal" style:font-name-complex="Times New Roman" style:font-size-complex="14pt" style:font-weight-complex="normal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officeooo:rsid="00177a87" style:font-name-complex="Times New Roman"/>
    </style:style>
    <style:style style:name="T17" style:family="text">
      <style:text-properties fo:font-style="italic" style:font-style-asian="italic" style:font-name-complex="Times New Roman" style:font-style-complex="italic"/>
    </style:style>
    <style:style style:name="T18" style:family="text">
      <style:text-properties style:font-name-complex="Times New Roman"/>
    </style:style>
    <style:style style:name="T19" style:family="text">
      <style:text-properties officeooo:rsid="001e269e" style:font-name-complex="Times New Roman"/>
    </style:style>
    <style:style style:name="T20" style:family="text">
      <style:text-properties style:text-position="sub 58%"/>
    </style:style>
    <style:style style:name="T21" style:family="text">
      <style:text-properties style:text-position="sub 58%" style:font-name="Times New Roman" fo:font-size="14pt" officeooo:rsid="001efa89" style:font-name-asian="SimSun" style:font-size-asian="14pt" style:language-asian="ar" style:country-asian="SA" style:font-name-complex="Times New Roman1" style:font-size-complex="14pt"/>
    </style:style>
    <style:style style:name="T22" style:family="text">
      <style:text-properties style:text-position="sub 58%" style:font-name="Times New Roman" fo:font-size="14pt" officeooo:rsid="00222bbc" style:font-name-asian="SimSun" style:font-size-asian="14pt" style:language-asian="ar" style:country-asian="SA" style:font-name-complex="Times New Roman1" style:font-size-complex="14pt"/>
    </style:style>
    <style:style style:name="T23" style:family="text">
      <style:text-properties style:text-position="sub 58%" style:font-name="Times New Roman" fo:font-size="14pt" style:text-underline-style="none" fo:font-weight="bold" officeooo:rsid="0020bdf7" style:font-name-asian="SimSun" style:font-size-asian="14pt" style:language-asian="ar" style:country-asian="SA" style:font-weight-asian="bold" style:font-name-complex="Times New Roman1" style:font-size-complex="14pt" style:font-weight-complex="bold" style:text-overline-style="none" style:text-overline-color="font-color"/>
    </style:style>
    <style:style style:name="T24" style:family="text">
      <style:text-properties style:text-position="sub 58%" style:font-name="Times New Roman" fo:font-size="14pt" fo:font-weight="bold" officeooo:rsid="0020bdf7" style:font-name-asian="SimSun" style:font-size-asian="14pt" style:language-asian="ar" style:country-asian="SA" style:font-weight-asian="bold" style:font-name-complex="Times New Roman1" style:font-size-complex="14pt" style:font-weight-complex="bold"/>
    </style:style>
    <style:style style:name="T25" style:family="text">
      <style:text-properties style:text-position="sub 58%" style:font-name="Times New Roman" fo:font-size="14pt" fo:font-weight="bold" officeooo:rsid="001efa89" style:font-name-asian="SimSun" style:font-size-asian="14pt" style:language-asian="ar" style:country-asian="SA" style:font-weight-asian="bold" style:font-name-complex="Times New Roman1" style:font-size-complex="14pt" style:font-weight-complex="bold"/>
    </style:style>
    <style:style style:name="T26" style:family="text">
      <style:text-properties style:text-position="sub 58%" style:font-name="Times New Roman" fo:font-size="14pt" fo:font-weight="bold" officeooo:rsid="00222bbc" style:font-name-asian="SimSun" style:font-size-asian="14pt" style:language-asian="ar" style:country-asian="SA" style:font-weight-asian="bold" style:font-name-complex="Times New Roman1" style:font-size-complex="14pt" style:font-weight-complex="bold"/>
    </style:style>
    <style:style style:name="T27" style:family="text">
      <style:text-properties style:text-position="sub 58%" officeooo:rsid="0019b0bb" style:font-name-complex="Times New Roman"/>
    </style:style>
    <style:style style:name="T28" style:family="text">
      <style:text-properties style:text-position="sub 58%" fo:font-size="14pt" officeooo:rsid="001efa89" style:font-size-asian="14pt" style:font-size-complex="14pt"/>
    </style:style>
    <style:style style:name="T29" style:family="text">
      <style:text-properties style:text-position="sub 58%" fo:font-size="14pt" officeooo:rsid="00222bbc" style:font-size-asian="14pt" style:font-size-complex="14pt"/>
    </style:style>
    <style:style style:name="T30" style:family="text">
      <style:text-properties style:text-position="sub 58%" fo:font-size="14pt" fo:font-weight="bold" officeooo:rsid="00222bbc" style:font-size-asian="14pt" style:font-weight-asian="bold" style:font-size-complex="14pt" style:font-weight-complex="bold"/>
    </style:style>
    <style:style style:name="T31" style:family="text">
      <style:text-properties style:text-position="sub 58%" style:font-name="Times New Roman" fo:font-size="14pt" officeooo:rsid="00240e25" style:font-size-asian="14pt" style:font-name-complex="Times New Roman" style:font-size-complex="14pt"/>
    </style:style>
    <style:style style:name="T32" style:family="text">
      <style:text-properties style:text-position="sub 58%" style:font-name="Times New Roman" fo:font-size="14pt" officeooo:rsid="0024be26" style:font-size-asian="14pt" style:font-name-complex="Times New Roman" style:font-size-complex="14pt"/>
    </style:style>
    <style:style style:name="T33" style:family="text">
      <style:text-properties style:text-position="super 58%" style:font-name-complex="Times New Roman"/>
    </style:style>
    <style:style style:name="T34" style:family="text">
      <style:text-properties style:text-position="super 58%" fo:font-size="14pt" officeooo:rsid="001efa89" style:font-size-asian="14pt" style:font-size-complex="14pt"/>
    </style:style>
    <style:style style:name="T35" style:family="text">
      <style:text-properties style:text-position="super 58%" fo:font-size="14pt" officeooo:rsid="00222bbc" style:font-size-asian="14pt" style:font-size-complex="14pt"/>
    </style:style>
    <style:style style:name="T36" style:family="text">
      <style:text-properties officeooo:rsid="0011da36"/>
    </style:style>
    <style:style style:name="T37" style:family="text">
      <style:text-properties style:font-name-asian="Times New Roman" style:font-name-complex="Arial CYR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officeooo:rsid="001efa89" style:font-size-asian="14pt" style:font-size-complex="14pt"/>
    </style:style>
    <style:style style:name="T40" style:family="text">
      <style:text-properties style:font-name="Times New Roman" fo:font-size="14pt" style:font-size-asian="14pt" style:font-name-complex="Times New Roman" style:font-size-complex="14pt"/>
    </style:style>
    <style:style style:name="T41" style:family="text">
      <style:text-properties style:font-name="Times New Roman" fo:font-size="14pt" style:font-name-asian="Times New Roman" style:font-size-asian="14pt" style:font-name-complex="Arial CYR" style:font-size-complex="14pt"/>
    </style:style>
    <style:style style:name="T42" style:family="text">
      <style:text-properties style:font-name="Times New Roman" fo:font-size="13pt" style:font-size-asian="13pt" style:font-name-complex="Times New Roman" style:font-size-complex="13pt"/>
    </style:style>
    <style:style style:name="T43" style:family="text">
      <style:text-properties style:text-underline-style="solid" style:text-underline-width="auto" style:text-underline-color="font-color" style:font-name-complex="Times New Roman"/>
    </style:style>
    <style:style style:name="T44" style:family="text">
      <style:text-properties style:text-underline-style="none" style:font-name-complex="Times New Roman"/>
    </style:style>
    <style:style style:name="T45" style:family="text">
      <style:text-properties style:text-underline-style="none" officeooo:rsid="0019b0bb" style:font-name-complex="Times New Roman"/>
    </style:style>
    <style:style style:name="T46" style:family="text">
      <style:text-properties style:text-underline-style="none" fo:font-weight="normal" style:font-weight-asian="normal" style:font-name-complex="Times New Roman" style:font-weight-complex="normal"/>
    </style:style>
    <style:style style:name="T47" style:family="text">
      <style:text-properties style:text-underline-style="none" fo:font-weight="normal" officeooo:rsid="001efa89" style:font-weight-asian="normal" style:font-name-complex="Times New Roman" style:font-weight-complex="normal"/>
    </style:style>
    <style:style style:name="T48" style:family="text">
      <style:text-properties officeooo:rsid="001efa89"/>
    </style:style>
    <style:style style:name="T49" style:family="text">
      <style:text-properties style:text-position="0% 100%" officeooo:rsid="001efa89"/>
    </style:style>
    <style:style style:name="T50" style:family="text">
      <style:text-properties style:text-position="0% 100%" fo:font-size="14pt" officeooo:rsid="001efa89" style:font-size-asian="14pt" style:font-size-complex="14pt"/>
    </style:style>
    <style:style style:name="T51" style:family="text">
      <style:text-properties style:text-position="0% 100%" fo:font-size="14pt" officeooo:rsid="0020bdf7" style:font-size-asian="14pt" style:font-size-complex="14pt"/>
    </style:style>
    <style:style style:name="T52" style:family="text">
      <style:text-properties style:text-position="0% 100%" fo:font-size="14pt" officeooo:rsid="00222bbc" style:font-size-asian="14pt" style:font-size-complex="14pt"/>
    </style:style>
    <style:style style:name="T53" style:family="text">
      <style:text-properties style:text-position="0% 100%" fo:font-size="14pt" officeooo:rsid="00240e25" style:font-size-asian="14pt" style:font-size-complex="14pt"/>
    </style:style>
    <style:style style:name="T54" style:family="text">
      <style:text-properties style:text-position="0% 100%" fo:font-size="14pt" style:text-underline-style="none" fo:font-weight="bold" officeooo:rsid="001efa89" style:font-size-asian="14pt" style:font-weight-asian="bold" style:font-size-complex="14pt" style:font-weight-complex="bold" style:text-overline-style="none" style:text-overline-color="font-color"/>
    </style:style>
    <style:style style:name="T55" style:family="text">
      <style:text-properties style:text-position="0% 100%" fo:font-size="14pt" style:text-underline-style="none" fo:font-weight="bold" officeooo:rsid="0020bdf7" style:font-size-asian="14pt" style:font-weight-asian="bold" style:font-size-complex="14pt" style:font-weight-complex="bold" style:text-overline-style="none" style:text-overline-color="font-color"/>
    </style:style>
    <style:style style:name="T56" style:family="text">
      <style:text-properties style:text-position="0% 100%" fo:font-size="14pt" fo:font-weight="bold" officeooo:rsid="001efa89" style:font-size-asian="14pt" style:font-weight-asian="bold" style:font-size-complex="14pt" style:font-weight-complex="bold"/>
    </style:style>
    <style:style style:name="T57" style:family="text">
      <style:text-properties style:text-position="0% 100%" fo:font-size="14pt" fo:font-weight="bold" officeooo:rsid="0020bdf7" style:font-size-asian="14pt" style:font-weight-asian="bold" style:font-size-complex="14pt" style:font-weight-complex="bold"/>
    </style:style>
    <style:style style:name="T58" style:family="text">
      <style:text-properties style:text-position="0% 100%" fo:font-size="14pt" fo:font-weight="bold" officeooo:rsid="00222bbc" style:font-size-asian="14pt" style:font-weight-asian="bold" style:font-size-complex="14pt" style:font-weight-complex="bold"/>
    </style:style>
    <style:style style:name="T59" style:family="text">
      <style:text-properties style:text-position="0% 100%" style:font-name="Times New Roman" fo:font-size="14pt" officeooo:rsid="001efa89" style:font-name-asian="SimSun" style:font-size-asian="14pt" style:language-asian="ar" style:country-asian="SA" style:font-name-complex="Times New Roman1" style:font-size-complex="14pt"/>
    </style:style>
    <style:style style:name="T60" style:family="text">
      <style:text-properties style:text-position="0% 100%" style:font-name="Times New Roman" fo:font-size="14pt" officeooo:rsid="00222bbc" style:font-name-asian="SimSun" style:font-size-asian="14pt" style:language-asian="ar" style:country-asian="SA" style:font-name-complex="Times New Roman1" style:font-size-complex="14pt"/>
    </style:style>
    <style:style style:name="T61" style:family="text">
      <style:text-properties style:text-position="0% 100%" style:font-name="Times New Roman" fo:font-size="14pt" style:text-underline-style="none" fo:font-weight="bold" officeooo:rsid="0020bdf7" style:font-name-asian="SimSun" style:font-size-asian="14pt" style:language-asian="ar" style:country-asian="SA" style:font-weight-asian="bold" style:font-name-complex="Times New Roman1" style:font-size-complex="14pt" style:font-weight-complex="bold" style:text-overline-style="none" style:text-overline-color="font-color"/>
    </style:style>
    <style:style style:name="T62" style:family="text">
      <style:text-properties style:text-position="0% 100%" style:font-name="Times New Roman" fo:font-size="14pt" fo:font-weight="bold" officeooo:rsid="0020bdf7" style:font-name-asian="SimSun" style:font-size-asian="14pt" style:language-asian="ar" style:country-asian="SA" style:font-weight-asian="bold" style:font-name-complex="Times New Roman1" style:font-size-complex="14pt" style:font-weight-complex="bold"/>
    </style:style>
    <style:style style:name="T63" style:family="text">
      <style:text-properties style:text-position="0% 100%" style:font-name="Times New Roman" fo:font-size="14pt" fo:font-weight="bold" officeooo:rsid="001efa89" style:font-name-asian="SimSun" style:font-size-asian="14pt" style:language-asian="ar" style:country-asian="SA" style:font-weight-asian="bold" style:font-name-complex="Times New Roman1" style:font-size-complex="14pt" style:font-weight-complex="bold"/>
    </style:style>
    <style:style style:name="T64" style:family="text">
      <style:text-properties style:text-position="0% 100%" style:font-name="Times New Roman" fo:font-size="14pt" fo:font-weight="bold" officeooo:rsid="00222bbc" style:font-name-asian="SimSun" style:font-size-asian="14pt" style:language-asian="ar" style:country-asian="SA" style:font-weight-asian="bold" style:font-name-complex="Times New Roman1" style:font-size-complex="14pt" style:font-weight-complex="bold"/>
    </style:style>
    <style:style style:name="T65" style:family="text">
      <style:text-properties style:text-position="0% 100%" style:font-name="Times New Roman" fo:font-size="14pt" officeooo:rsid="001efa89" style:font-size-asian="14pt" style:font-size-complex="14pt"/>
    </style:style>
    <style:style style:name="T66" style:family="text">
      <style:text-properties style:text-position="0% 100%" style:font-name="Times New Roman" fo:font-size="14pt" officeooo:rsid="00240e25" style:font-size-asian="14pt" style:font-size-complex="14pt"/>
    </style:style>
    <style:style style:name="T67" style:family="text">
      <style:text-properties style:text-position="0% 100%" style:font-name="Times New Roman" fo:font-size="14pt" officeooo:rsid="0024be26" style:font-size-asian="14pt" style:font-size-complex="14pt"/>
    </style:style>
    <style:style style:name="T68" style:family="text">
      <style:text-properties style:text-position="0% 100%" style:font-name="Times New Roman" fo:font-size="14pt" officeooo:rsid="00240e25" style:font-size-asian="14pt" style:font-name-complex="Times New Roman" style:font-size-complex="14pt"/>
    </style:style>
    <style:style style:name="T69" style:family="text">
      <style:text-properties style:text-position="0% 100%" style:font-name="Times New Roman" fo:font-size="14pt" officeooo:rsid="0024be26" style:font-size-asian="14pt" style:font-name-complex="Times New Roman" style:font-size-complex="14pt"/>
    </style:style>
    <style:style style:name="T70" style:family="text">
      <style:text-properties style:text-position="0% 100%" style:font-name="Times New Roman" fo:font-size="14pt" fo:font-weight="bold" officeooo:rsid="00240e25" style:font-size-asian="14pt" style:font-weight-asian="bold" style:font-size-complex="14pt" style:font-weight-complex="bold"/>
    </style:style>
    <style:style style:name="T71" style:family="text">
      <style:text-properties officeooo:rsid="0024be26"/>
    </style:style>
    <style:style style:name="T72" style:family="text">
      <style:text-properties fo:letter-spacing="normal"/>
    </style:style>
    <style:style style:name="T73" style:family="text">
      <style:text-properties fo:letter-spacing="normal" style:font-name-complex="Times New Roman"/>
    </style:style>
    <style:style style:name="T74" style:family="text">
      <style:text-properties fo:letter-spacing="normal" officeooo:rsid="0024be26" style:font-name-complex="Times New Roman"/>
    </style:style>
    <style:style style:name="T75" style:family="text">
      <style:text-properties fo:letter-spacing="normal" officeooo:rsid="0024be26" style:font-name-complex="Times New Roman" style:font-weight-complex="bold"/>
    </style:style>
    <style:style style:name="T76" style:family="text">
      <style:text-properties fo:letter-spacing="normal" officeooo:rsid="0024be26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34">«Московский государственный технический университет</text:p>
            <text:p text:style-name="P34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18"/>
      <text:p text:style-name="P4"/>
      <text:p text:style-name="P14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5"/>
      <text:p text:style-name="P14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6"/>
      <text:p text:style-name="P9"/>
      <text:p text:style-name="P10"/>
      <text:p text:style-name="P10"/>
      <text:p text:style-name="P10"/>
      <text:p text:style-name="P10"/>
      <text:p text:style-name="P11"/>
      <text:p text:style-name="P28">Рубежный контроль №3</text:p>
      <text:p text:style-name="P7"/>
      <text:p text:style-name="P15"><text:span text:style-name="T5">По предмету: «</text:span><text:span text:style-name="T6">БЖД</text:span><text:span text:style-name="T5">»</text:span></text:p>
      <text:p text:style-name="P8"/>
      <text:p text:style-name="P16"><text:span text:style-name="T7"><text:s/></text:span><text:span text:style-name="T9"><text:s/></text:span></text:p>
      <text:p text:style-name="P27"/>
      <text:p text:style-name="P17"><text:span text:style-name="T8">В</text:span><text:span text:style-name="T7">ариант 2</text:span></text:p>
      <text:p text:style-name="P13"/>
      <text:p text:style-name="P12"/>
      <text:p text:style-name="P7"/>
      <text:p text:style-name="P7"/>
      <text:p text:style-name="P7"/>
      <text:p text:style-name="P7"/>
      <text:p text:style-name="P7"/>
      <text:p text:style-name="P19"><text:span text:style-name="T10">Преподаватель: </text:span><text:span text:style-name="T11">Татаринов В.В</text:span><text:span text:style-name="T10">. </text:span></text:p>
      <text:p text:style-name="P35">Студент: Гасанзаде М.А.,</text:p>
      <text:p text:style-name="P19"><text:span text:style-name="T10">Группа: ИУ7-</text:span><text:span text:style-name="T11">7</text:span><text:span text:style-name="T10">6Б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29">Москва, 2020 г.<text:bookmark text:name="_Hlk38288974"/></text:p>
      <text:h text:style-name="P2" text:outline-level="1"><text:bookmark-start text:name="_Toc40745770"/><text:soft-page-break/>ЗАДАНИЕ <text:bookmark-end text:name="_Toc40745770"/></text:h>
      <text:p text:style-name="P41"><text:span text:style-name="T37">===========================================================</text:span></text:p>
      <text:p text:style-name="P44"><text:span text:style-name="T37">Билет № 2 <text:s text:c="28"/>Контрольная работа М-3</text:span></text:p>
      <text:p text:style-name="P44"><text:span text:style-name="T37">1. АХОВ: определение и основные группы.</text:span></text:p>
      <text:p text:style-name="P44"><text:span text:style-name="T37">2. В резервуаре на ХОО под давлением в виде газа <text:s/>хранится аммиак (давление 800 кПа). Размеры резервуара: диаметр 22 м, Дать прогноз химической обстановки на 3 ч после разрушения резервуара. Метеоусловия: СВУ - инверсия, температура: 30 град.С, ветер 2 м/с.</text:span></text:p>
      <text:p text:style-name="P33"><text:span text:style-name="T18">===========================================================</text:span></text:p>
      <text:h text:style-name="P20" text:outline-level="1">РЕШЕНИЕ</text:h>
      <text:h text:style-name="P22" text:outline-level="2"><text:span text:style-name="T13"><text:tab/>1</text:span><text:span text:style-name="T12">. </text:span><text:span text:style-name="T41">АХОВ: определение и основные группы.</text:span></text:h>
      <text:p text:style-name="P30"><text:span text:style-name="T14"><text:tab/></text:span><text:span text:style-name="T12">Аварийно химически опасные вещества (АХОВ) – химические вещества, которые при выходе в окружающую среду способны заражать воздух (почву) с поражающей концентрацией (плотностью);</text:span></text:p>
      <text:p text:style-name="P32"><text:span text:style-name="T15"><text:tab/>Химическая обстановка – масштабы и степень заражения отравляющими веществами или АХОВ воздуха, местности, </text:span><text:span text:style-name="T16">водоёмов</text:span><text:span text:style-name="T15">, сооружений, техники и т. п.</text:span></text:p>
      <text:p text:style-name="P37"><text:span text:style-name="T18">Оценка химической обстановки — это определение масштабов и характера заражения АХОВ окружающей среды, а также анализ влияния АХОВ на деятельность объектов и сил ГО и установление степени опасности для населения.</text:span></text:p>
      <text:p text:style-name="P37"><text:span text:style-name="T18">Авария – нарушения технологического процесса, повреждения трубопроводов, </text:span><text:span text:style-name="T19">ёмкостей</text:span><text:span text:style-name="T18">, хранилищ, транспортных средств при осуществлении перевозок, приводящие к выбросу АХОВ в атмосферу в количествах, представляющих опасность массового поражения людей.</text:span></text:p>
      <text:p text:style-name="P36"><text:span text:style-name="T18">Разрушение – ситуация, связанная с полной разгерметизацией всех имеющихся на предприятии </text:span><text:span text:style-name="T19">ёмкостей</text:span><text:span text:style-name="T18"> и нарушением технологических коммуникаций (наиболее вероятны при крупномасштабных землетрясениях, мощных взрывах или в результате военного воздействия).</text:span></text:p>
      <text:p text:style-name="P36"><text:span text:style-name="T18"/></text:p>
      <text:p text:style-name="P36"><text:soft-page-break/><text:span text:style-name="T18"/></text:p>
      <text:h text:style-name="Heading_20_2" text:outline-level="2"><text:tab/>2. В резервуаре на ХОО под давлением в виде газа <text:s/>хранится аммиак (давление 800 кПа). Размеры резервуара: диаметр 22 м, Дать прогноз химической обстановки на 3 ч после разрушения резервуара. Метеоусловия: СВУ - инверсия, температура: 30 град.С, ветер 2 м/с.</text:h>
      <text:p text:style-name="Standard"/>
      <text:p text:style-name="Standard"><text:span text:style-name="T38"><text:tab/>Исходные данные </text:span><text:span text:style-name="T39">(табл 13,14,15,16, см. Приложение)</text:span></text:p>
      <text:p text:style-name="P40"><text:span text:style-name="T45">Количество АХОВ, вышедшего при ЧС: </text:span><text:span text:style-name="T18">При хранении (транспортировке) в </text:span><text:span text:style-name="T43">газообразном состоянии</text:span></text:p>
      <text:p text:style-name="P39"><draw:frame draw:style-name="fr2" draw:name="Object1" text:anchor-type="as-char" svg:y="-0.2839in" svg:width="2.0862in" svg:height="0.4575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8"><text:span text:style-name="T18">P – давление в резервуаре, кПа;</text:span></text:p>
      <text:p text:style-name="P38"><text:span text:style-name="T18">ρ</text:span><text:span text:style-name="T27">r</text:span><text:span text:style-name="T18"> – плотность газа, т/м</text:span><text:span text:style-name="T33">3</text:span><text:span text:style-name="T18"> ;</text:span></text:p>
      <text:p text:style-name="P38"><text:span text:style-name="T18">V – объем резервуара, м</text:span><text:span text:style-name="T33">3</text:span><text:span text:style-name="T18"> ;</text:span></text:p>
      <text:p text:style-name="P38"><text:span text:style-name="T17">n</text:span><text:span text:style-name="T18"> – процентная концентрация АХОВ, если оно</text:span></text:p>
      <text:p text:style-name="P38"><text:span text:style-name="T18">находится в смеси с другими газами, %.</text:span></text:p>
      <text:p text:style-name="P38"><text:span text:style-name="T18"/></text:p>
      <text:p text:style-name="P31"><text:span text:style-name="T42"><text:tab/></text:span><text:span text:style-name="T12">Найдём объём резервуара при помощи радиуса (d=22м);</text:span></text:p>
      <text:p text:style-name="P46"><text:span text:style-name="T18"><draw:frame draw:style-name="fr2" draw:name="Object2" text:anchor-type="as-char" svg:y="-0.2839in" svg:width="0.9728in" svg:height="0.457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6"><text:span text:style-name="T18"><draw:frame draw:style-name="fr2" draw:name="Object3" text:anchor-type="as-char" svg:y="-0.2839in" svg:width="2.4626in" svg:height="0.457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5"><text:span text:style-name="T45"><text:tab/>Количество АХОВ, вышедшего при ЧС:</text:span></text:p>
      <text:p text:style-name="P46"><text:span text:style-name="T45"><draw:frame draw:style-name="fr2" draw:name="Object4" text:anchor-type="as-char" svg:y="-0.2839in" svg:width="3.6437in" svg:height="0.4575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h text:style-name="P23" text:outline-level="2"><text:span text:style-name="T45">М</text:span><text:span text:style-name="T44">етеоусловия: </text:span><text:span text:style-name="T46">СВУ – инверсия, 𝑡 = </text:span><text:span text:style-name="T47">30</text:span><text:span text:style-name="T46">°, скорость ветра 𝑣 = </text:span><text:span text:style-name="T47">2</text:span><text:span text:style-name="T46"> м/с</text:span></text:h>
      <text:p text:style-name="P47"><text:span text:style-name="T48"><text:tab/></text:span>𝑣<text:span text:style-name="T20">пер</text:span><text:span text:style-name="T49">=10 м/с (табл. 16)</text:span></text:p>
      <text:h text:style-name="P24" text:outline-level="2">Коэффициенты: </text:h>
      <text:p text:style-name="P48"><text:span text:style-name="T50"><text:tab/></text:span><text:span text:style-name="T59">К</text:span><text:span text:style-name="T21">1</text:span><text:span text:style-name="T50"> – коэффициент, определяющий относительное количество АХОВ, переходящее при аварии в газ: </text:span><text:span text:style-name="T63">K</text:span><text:span text:style-name="T25">1 </text:span><text:span text:style-name="T56">= 1</text:span><text:span text:style-name="T50"> (стр. 22 [2])</text:span></text:p>
      <text:p text:style-name="P48"><text:soft-page-break/><text:span text:style-name="T50"><text:tab/>К</text:span><text:span text:style-name="T28">2</text:span><text:span text:style-name="T50"> – удельная скорость испарения вещества – количество испарившегося вещества в тоннах с площади 1 м. кв. за 1 час, (т/м</text:span><text:span text:style-name="T34">2</text:span><text:span text:style-name="T50"> ч): </text:span><text:span text:style-name="T62">K</text:span><text:span text:style-name="T24">2</text:span><text:span text:style-name="T56"> = 0.0</text:span><text:span text:style-name="T57">025</text:span><text:span text:style-name="T50"> (табл. 14, </text:span><text:span text:style-name="T51">Приложение 1</text:span><text:span text:style-name="T50">)</text:span></text:p>
      <text:p text:style-name="P49"><text:span text:style-name="T50"><text:tab/>K</text:span><text:span text:style-name="T28">3</text:span><text:span text:style-name="T50"> – отношение пороговой токсодозы хлора к пороговой токсодозе данного </text:span><text:span text:style-name="T54">АХОВ: </text:span><text:span text:style-name="T61">К</text:span><text:span text:style-name="T23">3</text:span><text:span text:style-name="T61"> </text:span><text:span text:style-name="T54">= 0.</text:span><text:span text:style-name="T55">4</text:span><text:span text:style-name="T50"> (табл. 14, </text:span><text:span text:style-name="T51">Приложение 1</text:span><text:span text:style-name="T50">) </text:span></text:p>
      <text:p text:style-name="P50"><text:span text:style-name="T50"><text:tab/>К</text:span><text:span text:style-name="T28">4</text:span><text:span text:style-name="T50"> – коэффициент, учитывающий влияние скорости ветра на интенсивность испарения </text:span><text:span text:style-name="T58">K</text:span><text:span text:style-name="T30">4</text:span><text:span text:style-name="T58"> = 1.33</text:span><text:span text:style-name="T52"> </text:span><text:span text:style-name="T50">(табл. 1</text:span><text:span text:style-name="T52">5</text:span><text:span text:style-name="T50">, </text:span><text:span text:style-name="T51">Приложение 1</text:span><text:span text:style-name="T50">) </text:span></text:p>
      <text:p text:style-name="P50"><text:span text:style-name="T50"><text:tab/>K</text:span><text:span text:style-name="T28">5</text:span><text:span text:style-name="T50"> – коэффициент, учитывающий влияние степени вертикальной устойчивости воздуха на интенсивность рассеивания </text:span><text:span text:style-name="T56">АХОВ: </text:span><text:span text:style-name="T64">K</text:span><text:span text:style-name="T26">5</text:span><text:span text:style-name="T56"> = 1</text:span><text:span text:style-name="T50"> (стр 24 </text:span><text:span text:style-name="T52">[2]</text:span><text:span text:style-name="T50">) </text:span></text:p>
      <text:p text:style-name="P51"><text:span text:style-name="T50"><text:tab/></text:span><text:span text:style-name="T52">К</text:span><text:span text:style-name="T29">6</text:span><text:span text:style-name="T52"> – коэффициент, учитывающий соотношение времени, на которое осуществляется прогноз (</text:span><text:span text:style-name="T60">Т</text:span><text:span text:style-name="T29">прог</text:span><text:span text:style-name="T52">) и продолжительности испарения АХОВ (</text:span><text:span text:style-name="T60">Т</text:span><text:span text:style-name="T29">исп</text:span><text:span text:style-name="T52">). При T</text:span><text:span text:style-name="T29">исп</text:span><text:span text:style-name="T52"> ≥ 1 часа К</text:span><text:span text:style-name="T29">6</text:span><text:span text:style-name="T52"> = min {T</text:span><text:span text:style-name="T29">исп</text:span><text:span text:style-name="T52"> ;T</text:span><text:span text:style-name="T29">прог</text:span><text:span text:style-name="T52">)</text:span><text:span text:style-name="T35">0,8 </text:span><text:span text:style-name="T52"><text:s/></text:span><text:span text:style-name="T53">(не понял как получить исп, при газах)</text:span></text:p>
      <text:p text:style-name="P50"><text:span text:style-name="T52"><text:tab/></text:span><text:span text:style-name="T50">К7 – коэффициент, учитывающий влияние температуры воздуха в момент аварии на интенсивность испарения АХОВ при формировании первичного (</text:span><text:span text:style-name="T60">K</text:span><text:span text:style-name="T22">7П</text:span><text:span text:style-name="T50"> ) и вторичного облака (</text:span><text:span text:style-name="T60">К</text:span><text:span text:style-name="T22">7В</text:span><text:span text:style-name="T50"> ): </text:span><text:span text:style-name="T58">К</text:span><text:span text:style-name="T30">7</text:span><text:span text:style-name="T58"> = </text:span><text:span text:style-name="T56">1</text:span><text:span text:style-name="T50">(</text:span><text:span text:style-name="T60">стр. 26 [2]</text:span><text:span text:style-name="T50">) </text:span></text:p>
      <text:h text:style-name="Heading_20_2" text:outline-level="2"><text:span text:style-name="T53">Расчёт</text:span><text:span text:style-name="T50"> глубины зоны заражения при аварии на ХОО.</text:span></text:h>
      <text:p text:style-name="P42"><text:span text:style-name="T65"><text:tab/></text:span><text:span text:style-name="T66">По данным с таблицы 13 (см. Приложение 1.), учитываем, что при скорости 2 м/с и весе 30т. – 21.02, получим для </text:span><text:span text:style-name="T70">36.35 ≈ 25.47</text:span></text:p>
      <text:h text:style-name="P25" text:outline-level="2"><text:span text:style-name="T66">Глубина переноса облака:</text:span></text:h>
      <text:p text:style-name="P43"><text:span text:style-name="T67"><text:tab/></text:span><text:span text:style-name="T68">Г</text:span><text:span text:style-name="T31">пер</text:span><text:span text:style-name="T68"> (км) находится по формуле: <text:s/></text:span><text:span text:style-name="T68"><draw:frame draw:style-name="fr2" draw:name="Object5" text:anchor-type="as-char" svg:y="-0.1728in" svg:width="2.1634in" svg:height="0.243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8">За окончательную расчетную глубину зоны заражения Гок(км) принимается минимальная из величин Г</text:span><text:span text:style-name="T31">об</text:span><text:span text:style-name="T68"> и Г</text:span><text:span text:style-name="T31">пер</text:span><text:span text:style-name="T68"> Г</text:span><text:span text:style-name="T31">ок</text:span><text:span text:style-name="T68"> = mi</text:span><text:span text:style-name="T69">n {</text:span><text:span text:style-name="T68">Г</text:span><text:span text:style-name="T31">об</text:span><text:span text:style-name="T68">; Г</text:span><text:span text:style-name="T31">пе</text:span><text:span text:style-name="T32">р</text:span><text:span text:style-name="T69">}</text:span><text:span text:style-name="T68">= </text:span><text:span text:style-name="T69">30</text:span><text:span text:style-name="T68"> </text:span></text:p>
      <text:h text:style-name="P21" text:outline-level="1">Список использованных источников:</text:h>
      <text:list xml:id="list3490650617" text:style-name="WW8Num1">
        <text:list-item>
          <text:p text:style-name="P53">Курс лекций БЖД (2020)</text:p>
        </text:list-item>
        <text:list-item>
          <text:p text:style-name="P52"><text:span text:style-name="T75">Семинар АХОВ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in" fo:margin-bottom="0in" loext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Стандартный_20_HTML" style:display-name="Стандартный HTML" style:family="paragraph" style:parent-style-name="Standard">
      <style:text-properties fo:color="#000000" style:font-name="Courier New" fo:font-family="'Courier New'" style:font-family-generic="modern" fo:font-size="10pt" fo:letter-spacing="normal" style:font-size-asian="10pt" style:font-name-complex="Courier New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  <style:text-properties fo:color="#3d2b18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_5f_table" style:display-name="l_table" style:family="paragraph" style:parent-style-name="Standard">
      <style:text-properties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1_L3-14077" style:display-name="1L3-14077" style:family="paragraph" style:parent-style-name="Standard" style:default-outline-level="">
      <style:paragraph-properties fo:margin-left="1.0693in" fo:margin-right="0in" fo:text-indent="-0.1945in" style:auto-text-indent="false"/>
      <style:text-properties fo:font-size="12pt" style:font-size-asian="12pt" style:language-asian="ar" style:country-asian="SA"/>
    </style:style>
    <style:style style:name="_31_L0000364" style:display-name="1L0000364" style:family="paragraph" style:parent-style-name="Standard" style:default-outline-level="">
      <style:paragraph-properties fo:margin-left="5.0555in" fo:margin-right="0in" fo:text-indent="0.5909in" style:auto-text-indent="false"/>
      <style:text-properties fo:font-size="12pt" style:font-size-asian="12pt" style:language-asian="ar" style:country-asian="SA"/>
    </style:style>
    <style:style style:name="_31_L0000392" style:display-name="1L0000392" style:family="paragraph" style:parent-style-name="Standard" style:default-outline-level="">
      <style:paragraph-properties fo:margin-left="5.4445in" fo:margin-right="0in" fo:text-indent="0.5909in" style:auto-text-indent="false"/>
      <style:text-properties fo:font-size="12pt" style:font-size-asian="12pt" style:language-asian="ar" style:country-asian="SA"/>
    </style:style>
    <style:style style:name="_31_l0000091" style:display-name="1l0000091" style:family="paragraph" style:parent-style-name="Standard" style:default-outline-level="">
      <style:paragraph-properties fo:margin-left="1.2638in" fo:margin-right="0in" fo:text-indent="0.5909in" style:auto-text-indent="false"/>
      <style:text-properties fo:font-size="12pt" style:font-size-asian="12pt" style:language-asian="ar" style:country-asian="SA"/>
    </style:style>
    <style:style style:name="_31_l0000098" style:display-name="1l0000098" style:family="paragraph" style:parent-style-name="Standard" style:default-outline-level="">
      <style:paragraph-properties fo:margin-left="1.361in" fo:margin-right="0in" fo:text-indent="0.5909in" style:auto-text-indent="false"/>
      <style:text-properties fo:font-size="12pt" style:font-size-asian="12pt" style:language-asian="ar" style:country-asian="SA"/>
    </style:style>
    <style:style style:name="_31_L0000224" style:display-name="1L0000224" style:family="paragraph" style:parent-style-name="Standard" style:default-outline-level="">
      <style:paragraph-properties fo:margin-left="3.111in" fo:margin-right="0in" fo:text-indent="0.5909in" style:auto-text-indent="false"/>
      <style:text-properties fo:font-size="12pt" style:font-size-asian="12pt" style:language-asian="ar" style:country-asian="SA"/>
    </style:style>
    <style:style style:name="_31_L0000238" style:display-name="1L0000238" style:family="paragraph" style:parent-style-name="Standard" style:default-outline-level="">
      <style:paragraph-properties fo:margin-left="3.3055in" fo:margin-right="0in" fo:text-indent="0.5909in" style:auto-text-indent="false"/>
      <style:text-properties fo:font-size="12pt" style:font-size-asian="12pt" style:language-asian="ar" style:country-asian="SA"/>
    </style:style>
    <style:style style:name="_31_L0000056" style:display-name="1L0000056" style:family="paragraph" style:parent-style-name="Standard" style:default-outline-level="">
      <style:paragraph-properties fo:margin-left="0.778in" fo:margin-right="0in" fo:text-indent="0in" style:auto-text-indent="false"/>
      <style:text-properties fo:font-size="12pt" style:font-size-asian="12pt" style:language-asian="ar" style:country-asian="SA"/>
    </style:style>
    <style:style style:name="_31_N3000000" style:display-name="1N3000000" style:family="paragraph" style:parent-style-name="Standard" style:default-outline-level="">
      <style:paragraph-properties fo:margin-left="0in" fo:margin-right="0in" fo:text-indent="0.5909in" style:auto-text-indent="false"/>
      <style:text-properties fo:font-size="12pt" style:font-size-asian="12pt" style:language-asian="ar" style:country-asian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12" style:family="text" style:parent-style-name="Default_20_Paragraph_20_Font">
      <style:text-properties fo:color="#008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Непропорциональный_20_текст" style:display-name="Непропорциональ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hammadali Hasanzade</meta:initial-creator>
    <meta:editing-cycles>37</meta:editing-cycles>
    <meta:print-date>2020-05-22T09:09:00</meta:print-date>
    <meta:creation-date>2020-02-08T19:02:00</meta:creation-date>
    <dc:date>2020-12-04T17:05:15.560438925</dc:date>
    <meta:editing-duration>PT4H7M9S</meta:editing-duration>
    <meta:generator>LibreOffice/6.4.6.2$Linux_X86_64 LibreOffice_project/40$Build-2</meta:generator>
    <meta:document-statistic meta:table-count="1" meta:image-count="1" meta:object-count="5" meta:page-count="5" meta:paragraph-count="62" meta:word-count="582" meta:character-count="4368" meta:non-whitespace-character-count="3764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m</mi>
          <mn>0</mn>
        </msub>
        <mo stretchy="false">=</mo>
        <mfrac>
          <mi>P</mi>
          <mn>98.1</mn>
        </mfrac>
      </mrow>
      <mrow>
        <msub>
          <mi>ρ</mi>
          <mi>r</mi>
        </msub>
        <mo stretchy="false">⋅</mo>
        <mi>V</mi>
      </mrow>
      <mfrac>
        <mrow>
          <mi>n</mi>
          <mtext>%</mtext>
        </mrow>
        <mn>100</mn>
      </mfrac>
      <mi>,</mi>
      <mi mathvariant="italic">тонн</mi>
    </mrow>
    <annotation encoding="StarMath 5.0">m_0 = P over {98.1} %rho_r cdot V { n% } over 100, тонн</annotation>
  </semantics>
</math>
</file>

<file path=Object 2/content.xml><?xml version="1.0" encoding="utf-8"?>
<math xmlns="http://www.w3.org/1998/Math/MathML" display="block">
  <semantics>
    <mrow>
      <mi>V</mi>
      <mo stretchy="false">=</mo>
      <mrow>
        <mfrac>
          <mn>4</mn>
          <mn>3</mn>
        </mfrac>
        <mo stretchy="false">⋅</mo>
        <mi>π</mi>
        <mo stretchy="false">⋅</mo>
        <msup>
          <mi>R</mi>
          <mn>3</mn>
        </msup>
      </mrow>
    </mrow>
    <annotation encoding="StarMath 5.0">V = 4 over 3 cdot  %pi cdot R^3</annotation>
  </semantics>
</math>
</file>

<file path=Object 3/content.xml><?xml version="1.0" encoding="utf-8"?>
<math xmlns="http://www.w3.org/1998/Math/MathML" display="block">
  <semantics>
    <mrow>
      <mrow>
        <mi>V</mi>
        <mo stretchy="false">=</mo>
        <mrow>
          <mfrac>
            <mn>4</mn>
            <mn>3</mn>
          </mfrac>
          <mo stretchy="false">⋅</mo>
          <mn>3.14</mn>
          <mo stretchy="false">⋅</mo>
          <msup>
            <mn>11</mn>
            <mn>3</mn>
          </msup>
        </mrow>
        <mo stretchy="false">≈</mo>
        <mn>5572.4533</mn>
      </mrow>
      <msup>
        <mi mathvariant="normal">м</mi>
        <mn>3</mn>
      </msup>
    </mrow>
    <annotation encoding="StarMath 5.0">V = 4 over 3 cdot  3.14 cdot 11^3 approx 5572.4533 func м^3</annotation>
  </semantics>
</math>
</file>

<file path=Object 4/content.xml><?xml version="1.0" encoding="utf-8"?>
<math xmlns="http://www.w3.org/1998/Math/MathML" display="block">
  <semantics>
    <mrow>
      <mrow>
        <msub>
          <mi>m</mi>
          <mn>0</mn>
        </msub>
        <mo stretchy="false">=</mo>
        <mfrac>
          <mn>800</mn>
          <mn>98.1</mn>
        </mfrac>
      </mrow>
      <mrow>
        <mn>0.0008</mn>
        <mo stretchy="false">⋅</mo>
        <mn>5572.4533</mn>
      </mrow>
      <mrow>
        <mfrac>
          <mn>100</mn>
          <mn>100</mn>
        </mfrac>
        <mo stretchy="false">≈</mo>
        <mn>36.35</mn>
      </mrow>
      <mi>тонн</mi>
    </mrow>
    <annotation encoding="StarMath 5.0">m_0 = 800 over {98.1} 0.0008 cdot 5572.4533 { 100 } over 100 approx  36.35 func тонн</annotation>
  </semantics>
</math>
</file>

<file path=Object 5/content.xml><?xml version="1.0" encoding="utf-8"?>
<math xmlns="http://www.w3.org/1998/Math/MathML" display="block">
  <semantics>
    <mrow>
      <msub>
        <mi>Г</mi>
        <mi mathvariant="italic">пер</mi>
      </msub>
      <mo stretchy="false">=</mo>
      <mrow>
        <msub>
          <mi>V</mi>
          <mi mathvariant="italic">пер</mi>
        </msub>
        <mo stretchy="false">⋅</mo>
        <msub>
          <mi>T</mi>
          <mi mathvariant="italic">прог</mi>
        </msub>
      </mrow>
      <mo stretchy="false">=</mo>
      <mrow>
        <mn>10</mn>
        <mo stretchy="false">⋅</mo>
        <mn>3</mn>
      </mrow>
      <mo stretchy="false">=</mo>
      <mn>30</mn>
    </mrow>
    <annotation encoding="StarMath 5.0">Г_пер = V_пер cdot T_прог = 10 cdot 3 = 30</annotation>
  </semantics>
</math>
</file>